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PERIMENT 8:</text:p>
      <text:p text:style-name="Standard"><text:s/></text:p>
      <text:p text:style-name="Standard">1. ODD/EVEN</text:p>
      <text:p text:style-name="Standard">#!/bin/bash</text:p>
      <text:p text:style-name="Standard">echo "Enter a number:"</text:p>
      <text:p text:style-name="Standard">read num</text:p>
      <text:p text:style-name="Standard">if [ $((num % 2)) -eq 0 ]</text:p>
      <text:p text:style-name="Standard">then</text:p>
      <text:p text:style-name="Standard"><text:s text:c="4"/>echo "$num is Even"</text:p>
      <text:p text:style-name="Standard">else</text:p>
      <text:p text:style-name="Standard"><text:s text:c="4"/>echo "$num is Odd"</text:p>
      <text:p text:style-name="Standard">fi</text:p>
      <text:p text:style-name="Standard"/>
      <text:p text:style-name="Standard">OUTPUT:</text:p>
      <text:p text:style-name="Standard"/>
      <text:p text:style-name="Standard">Enter a number:</text:p>
      <text:p text:style-name="Standard">6</text:p>
      <text:p text:style-name="Standard">6 is Even</text:p>
      <text:p text:style-name="Standard">Enter a number:</text:p>
      <text:p text:style-name="Standard">3</text:p>
      <text:p text:style-name="Standard">3 is Odd</text:p>
      <text:p text:style-name="Standard"/>
      <text:p text:style-name="Standard">EXPERIMENT 9:</text:p>
      <text:p text:style-name="Standard"/>
      <text:p text:style-name="Standard">2. LARGEST NUMBER</text:p>
      <text:p text:style-name="Standard">#!/bin/bash</text:p>
      <text:p text:style-name="Standard">echo "Enter three numbers:"</text:p>
      <text:p text:style-name="Standard">read a b c</text:p>
      <text:p text:style-name="Standard">if [ $a -ge $b ] &amp;&amp; [ $a -ge $c ]</text:p>
      <text:p text:style-name="Standard">then</text:p>
      <text:p text:style-name="Standard"><text:s text:c="4"/>echo "Largest number is: $a"</text:p>
      <text:p text:style-name="Standard">elif [ $b -ge $a ] &amp;&amp; [ $b -ge $c ]</text:p>
      <text:p text:style-name="Standard">then</text:p>
      <text:p text:style-name="Standard"><text:s text:c="4"/>echo "Largest number is: $b"</text:p>
      <text:p text:style-name="Standard">else</text:p>
      <text:p text:style-name="Standard"><text:s text:c="4"/>echo "Largest number is: $c"</text:p>
      <text:p text:style-name="Standard">fi</text:p>
      <text:p text:style-name="Standard"/>
      <text:p text:style-name="Standard">OUTPUT:</text:p>
      <text:p text:style-name="Standard">Enter three numbers:EXPERIMENT 8:</text:p>
      <text:p text:style-name="Standard"><text:s/></text:p>
      <text:p text:style-name="Standard">1. ODD/EVEN</text:p>
      <text:p text:style-name="Standard">#!/bin/bash</text:p>
      <text:p text:style-name="Standard">echo "Enter a number:"</text:p>
      <text:p text:style-name="Standard">read num</text:p>
      <text:p text:style-name="Standard">if [ $((num % 2)) -eq 0 ]</text:p>
      <text:p text:style-name="Standard">then</text:p>
      <text:p text:style-name="Standard"><text:s text:c="4"/>echo "$num is Even"</text:p>
      <text:p text:style-name="Standard">else</text:p>
      <text:p text:style-name="Standard"><text:s text:c="4"/>echo "$num is Odd"</text:p>
      <text:p text:style-name="Standard">fi</text:p>
      <text:p text:style-name="Standard"/>
      <text:p text:style-name="Standard"><text:soft-page-break/>OUTPUT:</text:p>
      <text:p text:style-name="Standard"/>
      <text:p text:style-name="Standard">Enter a number:</text:p>
      <text:p text:style-name="Standard">6</text:p>
      <text:p text:style-name="Standard">6 is Even</text:p>
      <text:p text:style-name="Standard">Enter a number:</text:p>
      <text:p text:style-name="Standard">3</text:p>
      <text:p text:style-name="Standard">3 is Odd</text:p>
      <text:p text:style-name="Standard"/>
      <text:p text:style-name="Standard">EXPERIMENT 9:</text:p>
      <text:p text:style-name="Standard"/>
      <text:p text:style-name="Standard">2. LARGEST NUMBER</text:p>
      <text:p text:style-name="Standard">#!/bin/bash</text:p>
      <text:p text:style-name="Standard">echo "Enter three numbers:"</text:p>
      <text:p text:style-name="Standard">read a b c</text:p>
      <text:p text:style-name="Standard">if [ $a -ge $b ] &amp;&amp; [ $a -ge $c ]</text:p>
      <text:p text:style-name="Standard">then</text:p>
      <text:p text:style-name="Standard"><text:s text:c="4"/>echo "Largest number is: $a"</text:p>
      <text:p text:style-name="Standard">elif [ $b -ge $a ] &amp;&amp; [ $b -ge $c ]</text:p>
      <text:p text:style-name="Standard">then</text:p>
      <text:p text:style-name="Standard"><text:s text:c="4"/>echo "Largest number is: $b"</text:p>
      <text:p text:style-name="Standard">else</text:p>
      <text:p text:style-name="Standard"><text:s text:c="4"/>echo "Largest number is: $c"</text:p>
      <text:p text:style-name="Standard">fi</text:p>
      <text:p text:style-name="Standard"/>
      <text:p text:style-name="Standard">OUTPUT:</text:p>
      <text:p text:style-name="Standard">Enter three numbers:</text:p>
      <text:p text:style-name="Standard">20 25 35</text:p>
      <text:p text:style-name="Standard">Largest number is: 3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3T11:45:56.471902154</meta:creation-date>
    <dc:date>2026-03-23T11:48:38.403054692</dc:date>
    <meta:editing-duration>PT2M41S</meta:editing-duration>
    <meta:editing-cycles>2</meta:editing-cycles>
    <meta:generator>LibreOffice/25.8.5.2$Linux_X86_64 LibreOffice_project/252c20f6956e3db0b52e6e2f9dda67263513c8fc</meta:generator>
    <meta:document-statistic meta:table-count="0" meta:image-count="0" meta:object-count="0" meta:page-count="2" meta:paragraph-count="71" meta:word-count="218" meta:character-count="999" meta:non-whitespace-character-count="808"/>
  </office:meta>
</office:document-meta>
</file>